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22">
      <style:paragraph-properties fo:margin-left="1.251cm" fo:margin-right="0cm" fo:text-indent="0cm" style:auto-text-indent="false"/>
    </style:style>
    <style:style style:name="P78" style:family="paragraph" style:parent-style-name="Text_20_body" style:list-style-name="L27">
      <style:paragraph-properties fo:margin-left="1.251cm" fo:margin-right="0cm" fo:text-indent="0cm" style:auto-text-indent="false"/>
    </style:style>
    <style:style style:name="P79" style:family="paragraph" style:parent-style-name="Text_20_body" style:list-style-name="L33">
      <style:paragraph-properties fo:margin-left="2.205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3" style:master-page-name="">
      <style:paragraph-properties style:page-number="auto" fo:break-before="page"/>
    </style:style>
    <style:style style:name="P84" style:family="paragraph" style:parent-style-name="Heading_20_2" style:master-page-name="">
      <style:paragraph-properties style:page-number="auto" fo:break-before="page"/>
    </style:style>
    <style:style style:name="P85" style:family="paragraph" style:parent-style-name="Corps_20_de_20_texte.Paragraph" style:list-style-name="L22">
      <style:paragraph-properties fo:margin-left="1.251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WriteYw7-0.9.0.oxt&#13;&#13;08.03.2020 10:24:1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7-L-0.9.1.oxt&#13;&#13;21.02.2020 21:05: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31"/>
      <text:p text:style-name="P32">Extension Compiler</text:p>
      <text:p text:style-name="TitreDoc">Description and Tool for</text:p>
      <text:p text:style-name="TitreDoc">tools eExtension : <text:file-name text:display="name">Write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547881158359667816" text:style-name="L1">
        <text:list-item>
          <text:p text:style-name="P44">Basic macros with add-on buttons and / or menus (just like the old Add-On concept)</text:p>
        </text:list-item>
        <text:list-item>
          <text:p text:style-name="P44">Java, JavaScript, Beanshell, Python based scripts with add-on buttons and / or menus</text:p>
        </text:list-item>
        <text:list-item>
          <text:p text:style-name="P44">Only a script library or dialog library without any addition or change in buttons or menu </text:p>
        </text:list-item>
        <text:list-item>
          <text:p text:style-name="P44">Configuration files, including changes (mergings) in existing menus and toolbars</text:p>
        </text:list-item>
        <text:list-item>
          <text:p text:style-name="P44">Extensions containing Uno components</text:p>
        </text:list-item>
        <text:list-item>
          <text:p text:style-name="P44">Extensions using libraries in native computer language.</text:p>
        </text:list-item>
        <text:list-item>
          <text:p text:style-name="P44">Or a mix of the elements above.</text:p>
        </text:list-item>
        <text:list-item>
          <text:p text:style-name="P44">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065270329978830348" text:style-name="L2">
        <text:list-item>
          <text:p text:style-name="P45">Version 2.1.2 :</text:p>
        </text:list-item>
      </text:list>
      <text:list xml:id="list433242075699810470" text:style-name="L3">
        <text:list-item>
          <text:list>
            <text:list-item>
              <text:p text:style-name="P46">Localized help : resolved non-functional hyperlink due to API incompatibility introduced by Apache OpenOffice 4.1 (and LibreOffice 4.0).</text:p>
            </text:list-item>
          </text:list>
        </text:list-item>
      </text:list>
      <text:list xml:id="list30471237" text:continue-list="list2065270329978830348" text:style-name="L2">
        <text:list-item>
          <text:p text:style-name="P45">Version 2.1.1 :</text:p>
        </text:list-item>
      </text:list>
      <text:list xml:id="list5522766935222653336" text:style-name="L4">
        <text:list-item>
          <text:list>
            <text:list-item>
              <text:p text:style-name="P47">Documentation chapter 3.7.10 <text:span text:style-name="InstructionMacro">setMergePoint</text:span>, the list of commands for Arg2 was incorrect.</text:p>
            </text:list-item>
            <text:list-item>
              <text:p text:style-name="P47">Example in module Template7 had an incorrect argument Arg3 in <text:span text:style-name="InstructionMacro">setMergePoint</text:span>.</text:p>
            </text:list-item>
            <text:list-item>
              <text:p text:style-name="P47">When creating an hyperlink in a help page, the keyword (internal, external, etc) is now recognized in any character case.</text:p>
            </text:list-item>
            <text:list-item>
              <text:p text:style-name="P47">Creation of localized help, hyperlink to an existing OpenOffice help page : the address of a help page displayed by the macro was incorrect when the page was found by a help search.</text:p>
            </text:list-item>
          </text:list>
        </text:list-item>
      </text:list>
      <text:list xml:id="list30445329" text:continue-list="list30471237" text:style-name="L2">
        <text:list-item>
          <text:p text:style-name="P45">Version 2.1.0 :</text:p>
        </text:list-item>
      </text:list>
      <text:list xml:id="list1554206505657692602" text:style-name="L5">
        <text:list-item>
          <text:list>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item>
      </text:list>
      <text:list xml:id="list30447191" text:continue-list="list30445329" text:style-name="L2">
        <text:list-item>
          <text:p text:style-name="P45">Version 2.0.0 :</text:p>
        </text:list-item>
      </text:list>
      <text:list xml:id="list5538887957136987233" text:style-name="L6">
        <text:list-item>
          <text:list>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item>
      </text:list>
      <text:list xml:id="list30451384" text:continue-list="list30447191" text:style-name="L2">
        <text:list-item>
          <text:p text:style-name="P45">Version 1.5.3 :</text:p>
        </text:list-item>
      </text:list>
      <text:list xml:id="list1997381437487982907" text:style-name="L7">
        <text:list-item>
          <text:list>
            <text:list-item>
              <text:p text:style-name="P50">Help pages containing an hyperlink to an OpenOffice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132229570746214012" text:style-name="L8">
        <text:list-item>
          <text:p text:style-name="P51">Basic library Standard, Module1 : your instruction inside the Sub myExtension</text:p>
        </text:list-item>
        <text:list-item>
          <text:p text:style-name="P51"><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1">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Write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2251953075401802" text:style-name="L9">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841666208708861306" text:style-name="L10">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536073670778344439" text:style-name="L11">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36406353165478881" text:style-name="L12">
        <text:list-item text:start-value="1">
          <text:p text:style-name="P55">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390335114617230868" text:style-name="L13">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5756774392591122161" text:style-name="L14">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47257904101573601" text:style-name="L15">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10688776740549732" text:style-name="L16">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75379360248481531" text:style-name="L17">
        <text:list-item>
          <text:p text:style-name="P60">Arg1 : <text:span text:style-name="InstructionMacro">String</text:span> : mandatory, type of control used for the button</text:p>
        </text:list-item>
      </text:list>
      <text:list xml:id="list2914176896501448561" text:style-name="L18">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80747695128957355" text:style-name="L19">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236309785808777704" text:style-name="L20">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597820566404605786" text:style-name="L21">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096245522482650909" text:style-name="L22">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108533580189534617" text:style-name="L23">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211255370121722317" text:style-name="L24">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798587065701473843"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090606448751756673" text:style-name="L26">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320289547895629304" text:style-name="L27">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50655057206696635" text:style-name="L28">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875955531193006326" text:style-name="L29">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734477474364436715" text:style-name="L30">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56377784427840931" text:style-name="L31">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12332769544817813" text:style-name="L32">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157668868008257729"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503425486189657532" text:style-name="L34">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Write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WriteYw7 - Write document data back to yWriter 7 project. </text:p>
      <text:p text:style-name="P40"><text:soft-page-break/></text:p>
      <text:p text:style-name="descrLang"><text:bookmark-start text:name="__RefHeading__78156_325084090"/>Description de<text:bookmark-end text:name="__RefHeading__78156_325084090"/></text:p>
      <text:p text:style-name="descrText">WriteYw7 - Dokumentdaten in ein yWriter 7-Projekt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415343895233997716" text:style-name="L35">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24527621373563644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81229123450270721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8098691919519004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456722"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0174162771576937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09267920908945653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64104287660150749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1</dc:date>
     <text:p>internal</text:p>
     <text:p>Page2</text:p>
     <text:p/>
    </office:annotation>Paragraph styles</text:p>
      <text:p text:style-name="P28"><office:annotation>
     <dc:creator>BM</dc:creator>
     <dc:date>2008-03-13T00:00:00.21</dc:date>
     <text:p>internal</text:p>
     <text:p>Page7</text:p>
     <text:p/>
    </office:annotation>Hyperlinks</text:p>
      <text:p text:style-name="hlp_5f_paragraph"><text:span text:style-name="T14"><office:annotation>
      <dc:creator>BM</dc:creator>
      <dc:date>2008-03-13T00:00:00.21</dc:date>
      <text:p>internal</text:p>
      <text:p>Page3</text:p>
      <text:p/>
     </office:annotation></text:span><text:span text:style-name="T14">Text formatting</text:span></text:p>
      <text:p text:style-name="P28"><office:annotation>
     <dc:creator>BM</dc:creator>
     <dc:date>2008-03-26T00:00:00.2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2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2</dc:date>
     <text:p>external</text:p>
     <text:p>text/swriter/main0210.xhp</text:p>
     <text:p/>
    </office:annotation><text:span text:style-name="T14">Preview topic</text:span> </text:p>
      <text:p text:style-name="hlp_5f_paragraph">This hyperlink displays <text:s/><office:annotation>
     <dc:creator>BM</dc:creator>
     <dc:date>2008-03-15T00:00:00.2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458548" text:continue-list="list7245276213735636443"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0464453" text:continue-list="list3045672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3</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24</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24</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0464918" text:continue-list="list30458548"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Write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Write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6" meta:character-count="818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WriteYw7", "0.9.0") ' fill with your values
  setExtensionDescription("en, de")
  setDisplayName("en", "WriteYw7 - Write document data back to yWriter 7 project.")
  setDisplayName("de", "WriteYw7 - Dokumentdaten in ein yWriter 7-Projekt zurückschreiben.")
  setTooltip("en, de", "en") ' deprecated ! starting from 3.1,use instead setExtensionDescription
endDescription  


beginAnnexes 
  useLibrary("Basic", "WriteYw7/")
endAnnexes

beginAddonUI

  beginAddonMenu

    beginMenu
      beginTitles
	    setTitle("WriteYw7", "en")
        setTitle("WriteYw7", "de")
      endTitles

      beginMenuItems
   
		beginCommand
            beginTitles("Writer")
		 	    setTitle("Save to yW7", "en")
		        setTitle("In yW7 speichern", "de")
            endTitles
            setURL("Basic", "WriteYw7", "OdtYw", "Main")
			setImage("icons/yWriter")
		endCommand
		
		beginCommand
            beginTitles("Calc")
		 	    setTitle("Save to yW7", "en")
		        setTitle("In yW7 speichern", "de")
            endTitles
            setURL("Basic", "WriteYw7", "OdsYw", "Main")
			setImage("icons/yWriter")
		endCommand
		
	endMenuItems
  endMenu

endAddonMenu

beginOfficeToolbar

    beginTbTitles("Writer")
      setTitle("Save to yW7")
    endTbTitles

		beginButton()
            beginTitles("Writer")
 	   			setTitle("Save to yW7", "en")
		    	setTitle("yW7 speichern", "de")
            endTitles
            setURL("Basic", "WriteYw7", "OdtYw", "Main")
			setImage("icons/yWriter")
		endButton    

endOfficeToolbar

beginOfficeToolbar
		
    beginTbTitles("Calc")
      setTitle("Save to yW7")
    endTbTitles

		beginButton()
            beginTitles("Calc")
 	   			setTitle("Save to yW7", "en")
		    	setTitle("yW7 speichern", "de")
            endTitles
            setURL("Basic", "WriteYw7",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